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c450" officeooo:paragraph-rsid="0005c450"/>
    </style:style>
    <style:style style:name="P2" style:family="paragraph" style:parent-style-name="Standard" style:list-style-name="Numbering_20_123">
      <style:text-properties officeooo:rsid="0005c450" officeooo:paragraph-rsid="0005c450"/>
    </style:style>
    <style:style style:name="P3" style:family="paragraph" style:parent-style-name="Standard" style:list-style-name="Numbering_20_123">
      <style:text-properties officeooo:rsid="0005c450" officeooo:paragraph-rsid="000940c3"/>
    </style:style>
    <style:style style:name="P4" style:family="paragraph" style:parent-style-name="Standard" style:list-style-name="Numbering_20_123">
      <style:text-properties officeooo:rsid="0006f73b" officeooo:paragraph-rsid="0006f73b"/>
    </style:style>
    <style:style style:name="P5" style:family="paragraph" style:parent-style-name="Standard" style:list-style-name="Numbering_20_123">
      <style:text-properties officeooo:rsid="0008f39f" officeooo:paragraph-rsid="0008f39f"/>
    </style:style>
    <style:style style:name="P6" style:family="paragraph" style:parent-style-name="Standard" style:list-style-name="Numbering_20_123">
      <style:text-properties officeooo:rsid="0008f39f" officeooo:paragraph-rsid="001a4f59"/>
    </style:style>
    <style:style style:name="P7" style:family="paragraph" style:parent-style-name="Standard" style:list-style-name="Numbering_20_123">
      <style:text-properties officeooo:rsid="000dd8b6" officeooo:paragraph-rsid="000dd8b6"/>
    </style:style>
    <style:style style:name="P8" style:family="paragraph" style:parent-style-name="Standard" style:list-style-name="Numbering_20_123">
      <style:text-properties officeooo:rsid="0008fc5d" officeooo:paragraph-rsid="0008fc5d"/>
    </style:style>
    <style:style style:name="P9" style:family="paragraph" style:parent-style-name="Standard" style:list-style-name="Numbering_20_123">
      <style:text-properties officeooo:rsid="000f8013" officeooo:paragraph-rsid="000f8013"/>
    </style:style>
    <style:style style:name="P10" style:family="paragraph" style:parent-style-name="Standard" style:list-style-name="Numbering_20_123">
      <style:text-properties officeooo:rsid="0010fd0e" officeooo:paragraph-rsid="0010fd0e"/>
    </style:style>
    <style:style style:name="P11" style:family="paragraph" style:parent-style-name="Standard" style:list-style-name="Numbering_20_123">
      <style:text-properties officeooo:rsid="000940c3" officeooo:paragraph-rsid="001234d0"/>
    </style:style>
    <style:style style:name="P12" style:family="paragraph" style:parent-style-name="Standard" style:list-style-name="Numbering_20_123">
      <style:text-properties officeooo:rsid="000940c3" officeooo:paragraph-rsid="0013eff8"/>
    </style:style>
    <style:style style:name="P13" style:family="paragraph" style:parent-style-name="Standard" style:list-style-name="Numbering_20_123">
      <style:text-properties officeooo:rsid="001234d0" officeooo:paragraph-rsid="001234d0"/>
    </style:style>
    <style:style style:name="P14" style:family="paragraph" style:parent-style-name="Standard" style:list-style-name="Numbering_20_123">
      <style:text-properties officeooo:rsid="0013eff8" officeooo:paragraph-rsid="0013eff8"/>
    </style:style>
    <style:style style:name="P15" style:family="paragraph" style:parent-style-name="Standard" style:list-style-name="Numbering_20_123">
      <style:text-properties officeooo:rsid="0014aa39" officeooo:paragraph-rsid="0014aa39"/>
    </style:style>
    <style:style style:name="P16" style:family="paragraph" style:parent-style-name="Standard" style:list-style-name="Numbering_20_123">
      <style:text-properties officeooo:rsid="0014aa39" officeooo:paragraph-rsid="001ad3ad"/>
    </style:style>
    <style:style style:name="P17" style:family="paragraph" style:parent-style-name="Standard" style:list-style-name="Numbering_20_123">
      <style:text-properties officeooo:rsid="001a4f59" officeooo:paragraph-rsid="001a4f59"/>
    </style:style>
    <style:style style:name="P18" style:family="paragraph" style:parent-style-name="Standard" style:list-style-name="Numbering_20_123">
      <style:text-properties officeooo:rsid="001ad3ad" officeooo:paragraph-rsid="001ad3ad"/>
    </style:style>
    <style:style style:name="P19" style:family="paragraph" style:parent-style-name="Standard" style:list-style-name="Numbering_20_123">
      <style:text-properties officeooo:rsid="001c40df" officeooo:paragraph-rsid="001c40df"/>
    </style:style>
    <style:style style:name="P20" style:family="paragraph" style:parent-style-name="Standard" style:list-style-name="Numbering_20_123">
      <style:text-properties officeooo:rsid="001d9e5b" officeooo:paragraph-rsid="001d9e5b"/>
    </style:style>
    <style:style style:name="T1" style:family="text">
      <style:text-properties officeooo:rsid="0006f73b"/>
    </style:style>
    <style:style style:name="T2" style:family="text">
      <style:text-properties officeooo:rsid="000940c3"/>
    </style:style>
    <style:style style:name="T3" style:family="text">
      <style:text-properties officeooo:rsid="00098a60"/>
    </style:style>
    <style:style style:name="T4" style:family="text">
      <style:text-properties officeooo:rsid="000bd54a"/>
    </style:style>
    <style:style style:name="T5" style:family="text">
      <style:text-properties officeooo:rsid="000d51bd"/>
    </style:style>
    <style:style style:name="T6" style:family="text">
      <style:text-properties officeooo:rsid="001234d0"/>
    </style:style>
    <style:style style:name="T7" style:family="text">
      <style:text-properties officeooo:rsid="001652a6"/>
    </style:style>
    <style:style style:name="T8" style:family="text">
      <style:text-properties officeooo:rsid="001c40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Plan – Timeline, Checklist, Whatever</text:p>
      <text:p text:style-name="P1"/>
      <text:list xml:id="list1837023873" text:style-name="Numbering_20_123">
        <text:list-item>
          <text:p text:style-name="P2">Workspace</text:p>
          <text:list>
            <text:list-item>
              <text:p text:style-name="P2"><text:span text:style-name="T3">x</text:span>Whiteboard Checklist and Notes hung for use</text:p>
            </text:list-item>
            <text:list-item>
              <text:p text:style-name="P2"><text:span text:style-name="T5">x</text:span>Clear workspace – Store unrelated things</text:p>
            </text:list-item>
            <text:list-item>
              <text:p text:style-name="P2"><text:span text:style-name="T5">x</text:span>Tools – Gathered </text:p>
            </text:list-item>
            <text:list-item>
              <text:p text:style-name="P2"><text:span text:style-name="T3">x</text:span>Parts unpacked from shipping, ready for filming/unboxing</text:p>
            </text:list-item>
          </text:list>
        </text:list-item>
        <text:list-item>
          <text:p text:style-name="P2">Prepare</text:p>
          <text:list>
            <text:list-item>
              <text:p text:style-name="P2">Blog</text:p>
              <text:list>
                <text:list-item>
                  <text:p text:style-name="P2">00 - Looking for a Hobby, Indirect Hobby, Shelved Hobby Collection, etc.</text:p>
                  <text:list>
                    <text:list-item>
                      <text:p text:style-name="P4">My history in tech curiosity and practicality</text:p>
                    </text:list-item>
                    <text:list-item>
                      <text:p text:style-name="P4">Bored, still not right, infinite job hunt shuffle</text:p>
                    </text:list-item>
                    <text:list-item>
                      <text:p text:style-name="P4">YouTube Network Chuck inspiration leading to birth of project.</text:p>
                    </text:list-item>
                  </text:list>
                </text:list-item>
                <text:list-item>
                  <text:p text:style-name="P3">01 – <text:span text:style-name="T2">T</text:span><text:span text:style-name="T1">he Road So Far and Project Lau</text:span><text:span text:style-name="T2">nch</text:span></text:p>
                  <text:list>
                    <text:list-item>
                      <text:p text:style-name="P5">Keep List brainstorm </text:p>
                    </text:list-item>
                    <text:list-item>
                      <text:p text:style-name="P5">What I want out of the project</text:p>
                    </text:list-item>
                    <text:list-item>
                      <text:p text:style-name="P6">Back-end setup work and research.</text:p>
                      <text:list>
                        <text:list-item>
                          <text:p text:style-name="P17">Web presence updated and linked to each other</text:p>
                          <text:list>
                            <text:list-item>
                              <text:p text:style-name="P6">git, </text:p>
                            </text:list-item>
                            <text:list-item>
                              <text:p text:style-name="P6">blog, </text:p>
                            </text:list-item>
                            <text:list-item>
                              <text:p text:style-name="P6">Discord </text:p>
                            </text:list-item>
                            <text:list-item>
                              <text:p text:style-name="P17">linkedin</text:p>
                            </text:list-item>
                            <text:list-item>
                              <text:p text:style-name="P17">Indeed</text:p>
                            </text:list-item>
                            <text:list-item>
                              <text:p text:style-name="P17">Youtube</text:p>
                            </text:list-item>
                          </text:list>
                        </text:list-item>
                        <text:list-item>
                          <text:p text:style-name="P18">Migrate and import data from work VM to Rpie</text:p>
                        </text:list-item>
                        <text:list-item>
                          <text:p text:style-name="P18"><text:span text:style-name="T8">Research and Install software to </text:span>Write / Photo / Film</text:p>
                        </text:list-item>
                      </text:list>
                    </text:list-item>
                  </text:list>
                </text:list-item>
                <text:list-item>
                  <text:p text:style-name="P5"/>
                </text:list-item>
              </text:list>
            </text:list-item>
            <text:list-item>
              <text:p text:style-name="P7">Vlog</text:p>
              <text:list>
                <text:list-item>
                  <text:p text:style-name="P8">00 - Here is my setup</text:p>
                  <text:list>
                    <text:list-item>
                      <text:p text:style-name="P8">Lappy</text:p>
                    </text:list-item>
                    <text:list-item>
                      <text:p text:style-name="P8">Cell</text:p>
                    </text:list-item>
                    <text:list-item>
                      <text:p text:style-name="P8">Work and Desk</text:p>
                    </text:list-item>
                  </text:list>
                </text:list-item>
                <text:list-item>
                  <text:p text:style-name="P8"><text:span text:style-name="T2">01 - </text:span>Project Intro</text:p>
                  <text:list>
                    <text:list-item>
                      <text:p text:style-name="P9">The Problems</text:p>
                      <text:list>
                        <text:list-item>
                          <text:p text:style-name="P10">Lappy old, busted. Win8 to Win10 upgrade out of the box. Slow. Ready to be retired.</text:p>
                        </text:list-item>
                        <text:list-item>
                          <text:p text:style-name="P10">Work LT Forced to use work LT to learn. Should be just for work!</text:p>
                        </text:list-item>
                      </text:list>
                    </text:list-item>
                    <text:list-item>
                      <text:p text:style-name="P10">The Solution</text:p>
                      <text:list>
                        <text:list-item>
                          <text:p text:style-name="P13">Cyberdeck Project 2022 (CDPR-2022)</text:p>
                          <text:list>
                            <text:list-item>
                              <text:p text:style-name="P14">What is a cyberdeck?</text:p>
                            </text:list-item>
                            <text:list-item>
                              <text:p text:style-name="P14">What Features/Functions desired?</text:p>
                            </text:list-item>
                          </text:list>
                        </text:list-item>
                        <text:list-item>
                          <text:p text:style-name="P11"><text:span text:style-name="T6">Wh</text:span>y am I doing this? <text:span text:style-name="T6">Hobby encompassing multiple techs I am interested in learning. I can test myself. It’s cool.</text:span></text:p>
                        </text:list-item>
                      </text:list>
                    </text:list-item>
                    <text:list-item>
                      <text:p text:style-name="P12">What am I looking to accomplish out of all of this</text:p>
                      <text:list>
                        <text:list-item>
                          <text:p text:style-name="P12">hobby, nerd, job/search, <text:span text:style-name="T4">etc</text:span>.</text:p>
                        </text:list-item>
                      </text:list>
                    </text:list-item>
                    <text:list-item>
                      <text:p text:style-name="P14">How will I get this done. Steps/phases</text:p>
                      <text:list>
                        <text:list-item>
                          <text:p text:style-name="P14">Doing now – Planning and prep</text:p>
                        </text:list-item>
                        <text:list-item>
                          <text:p text:style-name="P15">Set up Rpie, keyboard, monitor</text:p>
                        </text:list-item>
                        <text:list-item>
                          <text:p text:style-name="P15">LCD and case </text:p>
                        </text:list-item>
                        <text:list-item>
                          <text:p text:style-name="P16"><text:soft-page-break/>Battery, epaper and what is left</text:p>
                        </text:list-item>
                        <text:list-item>
                          <text:p text:style-name="P15">Completion if needed and final tour.</text:p>
                        </text:list-item>
                        <text:list-item>
                          <text:p text:style-name="P15">Post<text:span text:style-name="T7">m</text:span>ort<text:span text:style-name="T7">e</text:span>m and <text:span text:style-name="T7">CDPR-2023 plans</text:span></text:p>
                        </text:list-item>
                      </text:list>
                    </text:list-item>
                    <text:list-item>
                      <text:p text:style-name="P19">Step 2 Complete!</text:p>
                      <text:list>
                        <text:list-item>
                          <text:p text:style-name="P19">Photos of desk setup now.</text:p>
                        </text:list-item>
                        <text:list-item>
                          <text:p text:style-name="P20">Step 3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08:58:04.048260962</meta:creation-date>
    <dc:date>2022-11-24T11:30:32.941177079</dc:date>
    <meta:editing-duration>P7DT20H32M58S</meta:editing-duration>
    <meta:editing-cycles>6</meta:editing-cycles>
    <meta:generator>LibreOffice/7.0.4.2$Linux_AARCH64 LibreOffice_project/00$Build-2</meta:generator>
    <meta:document-statistic meta:table-count="0" meta:image-count="0" meta:object-count="0" meta:page-count="2" meta:paragraph-count="52" meta:word-count="315" meta:character-count="1629" meta:non-whitespace-character-count="1405"/>
  </office:meta>
</office:document-meta>
</file>